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in" style:rel-column-width="1440*"/>
    </style:style>
    <style:style style:name="Table1.B" style:family="table-column">
      <style:table-column-properties style:column-width="5.925in" style:rel-column-width="853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B2" style:family="table-cell">
      <style:table-cell-properties fo:padding="0.0382in" fo:border-left="0.0007in solid #000000" fo:border-right="0.0007in solid #000000" fo:border-top="none" fo:border-bottom="0.0007in solid #000000"/>
    </style:style>
    <style:style style:name="Table1.A6" style:family="table-cell">
      <style:table-cell-properties fo:padding="0.0382in" fo:border-left="0.0007in solid #000000" fo:border-right="none" fo:border-top="none" fo:border-bottom="0.0007in solid #000000"/>
    </style:style>
    <style:style style:name="Table2" style:family="table">
      <style:table-properties style:width="6.925in" table:align="margins"/>
    </style:style>
    <style:style style:name="Table2.A" style:family="table-column">
      <style:table-column-properties style:column-width="1in" style:rel-column-width="1440*"/>
    </style:style>
    <style:style style:name="Table2.B" style:family="table-column">
      <style:table-column-properties style:column-width="5.925in" style:rel-column-width="853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6" style:family="table-cell">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ourier New"/>
    </style:style>
    <style:style style:name="P3" style:family="paragraph" style:parent-style-name="Standard">
      <style:text-properties style:font-name="Times New Roman"/>
    </style:style>
    <style:style style:name="P4" style:family="paragraph" style:parent-style-name="Standard">
      <style:text-properties style:font-name="Times New Roman" style:text-underline-style="solid" style:text-underline-width="auto" style:text-underline-color="font-color"/>
    </style:style>
    <style:style style:name="P5" style:family="paragraph" style:parent-style-name="Standard" style:list-style-name="L1">
      <style:text-properties style:font-name="Times New Roman"/>
    </style:style>
    <style:style style:name="P6" style:family="paragraph" style:parent-style-name="Standard">
      <style:paragraph-properties fo:padding="0.0291in" fo:border-left="none" fo:border-right="none" fo:border-top="none" fo:border-bottom="0.0008in solid #000000" style:join-border="false"/>
    </style:style>
    <style:style style:name="P7" style:family="paragraph" style:parent-style-name="Standard">
      <style:paragraph-properties fo:padding="0.0291in" fo:border-left="none" fo:border-right="none" fo:border-top="none" fo:border-bottom="0.0008in solid #000000" style:join-border="false"/>
      <style:text-properties style:font-name="Times New Roman"/>
    </style:style>
    <style:style style:name="P8" style:family="paragraph" style:parent-style-name="Table_20_Contents">
      <style:text-properties style:font-name="Times New Roman"/>
    </style:style>
    <style:style style:name="T1" style:family="text">
      <style:text-properties style:font-name="Times New Roman"/>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dnesday</text:p>
      <text:p text:style-name="P1">Week 10</text:p>
      <text:p text:style-name="P1">3-22-17</text:p>
      <text:p text:style-name="Standard"/>
      <text:p text:style-name="Standard">Talking about the project.</text:p>
      <text:p text:style-name="Standard">Last time:</text:p>
      <text:p text:style-name="Standard"><text:tab/>Exam 2</text:p>
      <text:p text:style-name="Standard"><text:tab/>Grading should be done soon.</text:p>
      <text:p text:style-name="Standard">Today:</text:p>
      <text:p text:style-name="Standard"><text:tab/>Project 3</text:p>
      <text:p text:style-name="Standard"><text:tab/><text:tab/>- type checking</text:p>
      <text:p text:style-name="Standard"><text:tab/><text:tab/>- ???</text:p>
      <text:p text:style-name="Standard"/>
      <text:p text:style-name="Standard">The semantic checking is stuff added to the parsing.</text:p>
      <text:p text:style-name="Standard"/>
      <text:p text:style-name="Standard">As far as parsing is concerned, </text:p>
      <text:p text:style-name="Standard"/>
      <text:p text:style-name="Standard">We have an ID as part of a declaration. It doesn't care what the ID is.</text:p>
      <text:p text:style-name="Standard">Semantics cares that the IDs are different and of the correct type.</text:p>
      <text:p text:style-name="Standard"/>
      <text:p text:style-name="Standard">“The cat drank the milk” is syntactically correct.</text:p>
      <text:p text:style-name="Standard">“The milk drank the cat” is also syntactically correct, but not semantically.</text:p>
      <text:p text:style-name="P6"/>
      <text:p text:style-name="Standard"/>
      <text:p text:style-name="P2">id_list → ID | ID COMMA id_list</text:p>
      <text:p text:style-name="P2"/>
      <text:p text:style-name="P2">void parse_id_list()</text:p>
      <text:p text:style-name="P2">{</text:p>
      <text:p text:style-name="P2"><text:tab/>Token tok;</text:p>
      <text:p text:style-name="P2"><text:tab/>Token tok1;</text:p>
      <text:p text:style-name="P2"><text:tab/>tok = lexer.GetToken();</text:p>
      <text:p text:style-name="P2"><text:tab/>if(tok.token_type == ID)</text:p>
      <text:p text:style-name="P2"><text:tab/>{</text:p>
      <text:p text:style-name="P2"><text:tab/><text:tab/>tok1 = lexer.GetToken();</text:p>
      <text:p text:style-name="P2"><text:tab/><text:tab/>if(tok1.token_type == COMMA)</text:p>
      <text:p text:style-name="P2"><text:tab/><text:tab/>{</text:p>
      <text:p text:style-name="P2"><text:tab/><text:tab/><text:tab/>parse_id_list();</text:p>
      <text:p text:style-name="P2"><text:tab/><text:tab/>}</text:p>
      <text:p text:style-name="P2"><text:tab/><text:tab/>else if(tok1.token_type == COLON)</text:p>
      <text:p text:style-name="P2"><text:tab/><text:tab/>{</text:p>
      <text:p text:style-name="P2"><text:tab/><text:tab/><text:tab/>lexer.UngetToken(tok1);</text:p>
      <text:p text:style-name="P2"><text:tab/><text:tab/>}</text:p>
      <text:p text:style-name="P2"><text:tab/><text:tab/>else</text:p>
      <text:p text:style-name="P2"><text:tab/><text:tab/><text:tab/>syntax_error();</text:p>
      <text:p text:style-name="P2"><text:tab/>}</text:p>
      <text:p text:style-name="P2"><text:tab/>else</text:p>
      <text:p text:style-name="P2"><text:tab/><text:tab/>syntax_error();</text:p>
      <text:p text:style-name="P2">}</text:p>
      <text:p text:style-name="P3">When doing type-checking, we parse id_list, then parse the type name.</text:p>
      <text:p text:style-name="P3"><text:soft-page-break/>We need to capture that list of IDs. We need to capture the IDs together and put them in a list.</text:p>
      <text:p text:style-name="P3"/>
      <text:p text:style-name="P3">If we have</text:p>
      <text:p text:style-name="P2">t1, t2, t3 : INT</text:p>
      <text:p text:style-name="P3">then we need to somehow return a list of IDs so we can classify them as an INT.</text:p>
      <text:p text:style-name="P3">We're not just parsing, we're taking what we're parsing and adding it to a data structure.</text:p>
      <text:p text:style-name="P3">parse_id_list is recursive, we do it recursively.</text:p>
      <text:p text:style-name="P3">ID is a node. The id_list recursively returns a list recursively.</text:p>
      <text:p text:style-name="P3">Add the original node to the list and return the whole thing.</text:p>
      <text:p text:style-name="P3"/>
      <text:p text:style-name="P2">id_list → ID | ID COMMA id_list</text:p>
      <text:p text:style-name="P2"/>
      <text:p text:style-name="P2">struct idListNode* parse_id_list()</text:p>
      <text:p text:style-name="P2">{</text:p>
      <text:p text:style-name="P2"><text:tab/>Token tok;</text:p>
      <text:p text:style-name="P2"><text:tab/>Token tok1;</text:p>
      <text:p text:style-name="P2"><text:tab/>tok = lexer.GetToken();</text:p>
      <text:p text:style-name="P2"><text:tab/>if(tok.token_type == ID)</text:p>
      <text:p text:style-name="P2"><text:tab/>{</text:p>
      <text:p text:style-name="P2"><text:tab/><text:tab/>tok1 = lexer.GetToken();</text:p>
      <text:p text:style-name="P2"><text:tab/><text:tab/>if(tok1.token_type == COMMA)</text:p>
      <text:p text:style-name="P2"><text:tab/><text:tab/>{</text:p>
      <text:p text:style-name="P2"><text:tab/><text:tab/><text:tab/>//General case</text:p>
      <text:p text:style-name="P2"><text:tab/><text:tab/><text:tab/>result = (struct idListNode*)malloc(...)</text:p>
      <text:p text:style-name="P2"><text:tab/><text:tab/><text:tab/>result-&gt;id = tok;</text:p>
      <text:p text:style-name="P2"><text:tab/><text:tab/><text:tab/>result-&gt;next = parse_id_list();</text:p>
      <text:p text:style-name="P2"><text:tab/><text:tab/><text:tab/>return result;</text:p>
      <text:p text:style-name="P2"><text:tab/><text:tab/>}</text:p>
      <text:p text:style-name="P2"><text:tab/><text:tab/>else if(tok1.token_type == COLON)</text:p>
      <text:p text:style-name="P2"><text:tab/><text:tab/>{</text:p>
      <text:p text:style-name="P2"><text:tab/><text:tab/><text:tab/>//Base Case</text:p>
      <text:p text:style-name="P2"><text:tab/><text:tab/><text:tab/>lexer.UngetToken(tok1);</text:p>
      <text:p text:style-name="P2"><text:tab/><text:tab/><text:tab/>result = malloc(sizeof(struct idListNode));</text:p>
      <text:p text:style-name="P2"><text:tab/><text:tab/><text:tab/>result-&gt;id = tok;</text:p>
      <text:p text:style-name="P2"><text:tab/><text:tab/><text:tab/>result-&gt;next = NULL;</text:p>
      <text:p text:style-name="P2"><text:tab/><text:tab/><text:tab/>return result;</text:p>
      <text:p text:style-name="P2"><text:tab/><text:tab/>}</text:p>
      <text:p text:style-name="P2"><text:tab/><text:tab/>else</text:p>
      <text:p text:style-name="P2"><text:tab/><text:tab/><text:tab/>syntax_error();</text:p>
      <text:p text:style-name="P2"><text:tab/>}</text:p>
      <text:p text:style-name="P2"><text:tab/>else</text:p>
      <text:p text:style-name="P2"><text:tab/><text:tab/>syntax_error();</text:p>
      <text:p text:style-name="P2">}</text:p>
      <text:p text:style-name="P2"/>
      <text:p text:style-name="P3">Test with example:</text:p>
      <text:p text:style-name="P3"/>
      <text:p text:style-name="P3">a, b, c : d</text:p>
      <text:p text:style-name="P3"/>
      <text:p text:style-name="P3">(see photo on phone)</text:p>
      <text:p text:style-name="P3"><text:soft-page-break/></text:p>
      <text:p text:style-name="P3">(missed some stuff because stupid camera and phone)</text:p>
      <text:p text:style-name="P7"/>
      <text:p text:style-name="P3"/>
      <text:p text:style-name="P3">Type checking.</text:p>
      <text:p text:style-name="P3">Example:</text:p>
      <text:p text:style-name="P3"/>
      <text:p text:style-name="P3">(1)<text:tab/>TYPE</text:p>
      <text:p text:style-name="P3">(2)<text:tab/><text:tab/>t1, t2, t3 : INT //declaration 1</text:p>
      <text:p text:style-name="P3">(3)<text:tab/><text:tab/>t4 : t1 //declaration 2</text:p>
      <text:p text:style-name="P3">(4)<text:tab/>VAR</text:p>
      <text:p text:style-name="P3">(5)<text:tab/><text:tab/>a, b, c : INT //declaration 3</text:p>
      <text:p text:style-name="P3"/>
      <text:p text:style-name="P3">We need to check things here. So we need a symbol table.</text:p>
      <text:p text:style-name="P3">All work done is parse_id_list() and parse_type(). We have both pieces (see photo on phone), now we need to conect them.</text:p>
      <text:p text:style-name="P3"/>
      <text:p text:style-name="P3">Add all types to symbol table immediately. We'll find them when <text:s/>we look them up. Otherwise, we'd have to have a check “is type_name int, is type_name boolean, etc.” Just put it in immediately.</text:p>
      <text:p text:style-name="P3"/>
      <table:table table:name="Table1" table:style-name="Table1">
        <table:table-column table:style-name="Table1.A"/>
        <table:table-column table:style-name="Table1.B"/>
        <table:table-row>
          <table:table-cell table:style-name="Table1.A1" table:number-rows-spanned="5" office:value-type="string">
            <text:p text:style-name="P8">Inititalization</text:p>
            <text:p text:style-name="P8"/>
            <text:p text:style-name="P8"/>
          </table:table-cell>
          <table:table-cell table:style-name="Table1.B1" office:value-type="string">
            <text:p text:style-name="P8">“int”<text:line-break/>TYPE<text:tab/>//flag (tells whether it's type or var)</text:p>
            <text:p text:style-name="P8">0<text:tab/>//type_number. If two things have same type number, they are both int.</text:p>
          </table:table-cell>
        </table:table-row>
        <table:table-row>
          <table:covered-table-cell/>
          <table:table-cell table:style-name="Table1.B2" office:value-type="string">
            <text:p text:style-name="P8">“real”<text:line-break/>TYPE<text:line-break/>1</text:p>
          </table:table-cell>
        </table:table-row>
        <table:table-row>
          <table:covered-table-cell/>
          <table:table-cell table:style-name="Table1.B2" office:value-type="string">
            <text:p text:style-name="P8">“boolean”<text:line-break/>TYPE</text:p>
            <text:p text:style-name="P8">2</text:p>
          </table:table-cell>
        </table:table-row>
        <table:table-row>
          <table:covered-table-cell/>
          <table:table-cell table:style-name="Table1.B2" office:value-type="string">
            <text:p text:style-name="P8">“string”<text:line-break/>TYPE<text:line-break/>3</text:p>
          </table:table-cell>
        </table:table-row>
        <table:table-row>
          <table:covered-table-cell/>
          <table:table-cell table:style-name="Table1.B2" office:value-type="string">
            <text:p text:style-name="P8">“long”</text:p>
            <text:p text:style-name="P8">TYPE</text:p>
            <text:p text:style-name="P8">4</text:p>
          </table:table-cell>
        </table:table-row>
        <table:table-row>
          <table:table-cell table:style-name="Table1.A6" office:value-type="string">
            <text:p text:style-name="P8"/>
          </table:table-cell>
          <table:table-cell table:style-name="Table1.B2" office:value-type="string">
            <text:p text:style-name="P8">t1 TYPE 0</text:p>
          </table:table-cell>
        </table:table-row>
        <table:table-row>
          <table:table-cell table:style-name="Table1.A6" office:value-type="string">
            <text:p text:style-name="P8"/>
          </table:table-cell>
          <table:table-cell table:style-name="Table1.B2" office:value-type="string">
            <text:p text:style-name="P8">t2 TYPE 0</text:p>
          </table:table-cell>
        </table:table-row>
        <table:table-row>
          <table:table-cell table:style-name="Table1.A6" office:value-type="string">
            <text:p text:style-name="P8"/>
          </table:table-cell>
          <table:table-cell table:style-name="Table1.B2" office:value-type="string">
            <text:p text:style-name="P8">t3 TYPE 0</text:p>
          </table:table-cell>
        </table:table-row>
        <table:table-row>
          <table:table-cell table:style-name="Table1.B2" table:number-columns-spanned="2" office:value-type="string">
            <text:p text:style-name="P8">See note below. (This is not a space in the symbol table, this is me leaving a note.)</text:p>
          </table:table-cell>
          <table:covered-table-cell/>
        </table:table-row>
        <table:table-row>
          <table:table-cell table:style-name="Table1.A6" office:value-type="string">
            <text:p text:style-name="P8"/>
          </table:table-cell>
          <table:table-cell table:style-name="Table1.B2" office:value-type="string">
            <text:p text:style-name="P8">t4 TYPE 0</text:p>
          </table:table-cell>
        </table:table-row>
        <table:table-row>
          <table:table-cell table:style-name="Table1.A6" office:value-type="string">
            <text:p text:style-name="P8"/>
          </table:table-cell>
          <table:table-cell table:style-name="Table1.B2" office:value-type="string">
            <text:p text:style-name="P8">a VAR 0</text:p>
          </table:table-cell>
        </table:table-row>
        <table:table-row>
          <table:table-cell table:style-name="Table1.A6" office:value-type="string">
            <text:p text:style-name="P8"/>
          </table:table-cell>
          <table:table-cell table:style-name="Table1.B2" office:value-type="string">
            <text:p text:style-name="P8">b VAR 0</text:p>
          </table:table-cell>
        </table:table-row>
        <table:table-row>
          <table:table-cell table:style-name="Table1.A6" office:value-type="string">
            <text:p text:style-name="P8"/>
          </table:table-cell>
          <table:table-cell table:style-name="Table1.B2" office:value-type="string">
            <text:p text:style-name="P8">c VAR 0</text:p>
          </table:table-cell>
        </table:table-row>
      </table:table>
      <text:p text:style-name="P3"><text:soft-page-break/></text:p>
      <text:p text:style-name="P3">Note:</text:p>
      <text:p text:style-name="P3">Check if types are valid.</text:p>
      <text:p text:style-name="P3">Wait until inserting into symbol table to check for duplicates</text:p>
      <text:p text:style-name="P3">Since t1 is a type 0, then at declaration 2:</text:p>
      <text:p text:style-name="P3">1. Lookup t1, get type 0,</text:p>
      <text:p text:style-name="P3">2. Insert t4 (while checking for duplicates) with type number 0.</text:p>
      <text:p text:style-name="P3">End of note</text:p>
      <text:p text:style-name="P3"/>
      <text:p text:style-name="P3">So if we said</text:p>
      <text:p text:style-name="P3"/>
      <text:p text:style-name="P4">Implicit types</text:p>
      <text:p text:style-name="P4"><text:span text:style-name="T2"/></text:p>
      <text:p text:style-name="P4"><text:span text:style-name="T2">Example of something that exists in programming languages, which is figuring out the type from the usage.</text:span></text:p>
      <text:p text:style-name="P4"><text:span text:style-name="T2"/></text:p>
      <text:p text:style-name="P4"><text:span text:style-name="T2">Let's say we have</text:span></text:p>
      <text:p text:style-name="P4"><text:span text:style-name="T2"/></text:p>
      <text:list xml:id="list7901710099221464181" text:style-name="L1">
        <text:list-item>
          <text:p text:style-name="P5">TYPE</text:p>
        </text:list-item>
        <text:list-item>
          <text:p text:style-name="P5"><text:tab/>t1, t2, t3 : INT //declaration 1</text:p>
        </text:list-item>
        <text:list-item>
          <text:p text:style-name="P5"><text:tab/>t4 : t1 //declaration 2</text:p>
        </text:list-item>
        <text:list-item>
          <text:p text:style-name="P5"><text:tab/>t5 : t6</text:p>
        </text:list-item>
        <text:list-item>
          <text:p text:style-name="P5"><text:tab/>t7 : t8</text:p>
        </text:list-item>
        <text:list-item>
          <text:p text:style-name="P5">VAR</text:p>
        </text:list-item>
        <text:list-item>
          <text:p text:style-name="P5"><text:span text:style-name="T2"><text:tab/>a, b, c : INT //declaration 3</text:span></text:p>
        </text:list-item>
      </text:list>
      <text:p text:style-name="P3"><text:span text:style-name="T2"/></text:p>
      <text:p text:style-name="P3"><text:span text:style-name="T2">We don't know what t5, t6, t7, or t8 are. We just know t5 and t6 are equivalent. We know t7 and t8 are also unknown, but we know they're equivalents, and we </text:span><text:span text:style-name="T3">don't</text:span><text:span text:style-name="T4"> know if they're the same as t5 and t6.</text:span></text:p>
      <text:p text:style-name="P3"><text:span text:style-name="T4"/></text:p>
      <text:p text:style-name="P3"><text:span text:style-name="T4"/></text:p>
      <table:table table:name="Table2" table:style-name="Table2">
        <table:table-column table:style-name="Table2.A"/>
        <table:table-column table:style-name="Table2.B"/>
        <table:table-row>
          <table:table-cell table:style-name="Table2.A1" table:number-rows-spanned="5" office:value-type="string">
            <text:p text:style-name="P8">Inititalization</text:p>
            <text:p text:style-name="P8"/>
            <text:p text:style-name="P8"/>
          </table:table-cell>
          <table:table-cell table:style-name="Table2.B1" office:value-type="string">
            <text:p text:style-name="P8">“int”<text:line-break/>TYPE<text:tab/>//flag (tells whether it's type or var)</text:p>
            <text:p text:style-name="P8">0<text:tab/>//type_number. If two things have same type number, they are both int.</text:p>
          </table:table-cell>
        </table:table-row>
        <table:table-row>
          <table:covered-table-cell/>
          <table:table-cell table:style-name="Table2.B2" office:value-type="string">
            <text:p text:style-name="P8">“real” TYPE 1</text:p>
          </table:table-cell>
        </table:table-row>
        <table:table-row>
          <table:covered-table-cell/>
          <table:table-cell table:style-name="Table2.B2" office:value-type="string">
            <text:p text:style-name="P8">“boolean” TYPE 2</text:p>
          </table:table-cell>
        </table:table-row>
        <table:table-row>
          <table:covered-table-cell/>
          <table:table-cell table:style-name="Table2.B2" office:value-type="string">
            <text:p text:style-name="P8">“string” TYPE 3</text:p>
          </table:table-cell>
        </table:table-row>
        <table:table-row>
          <table:covered-table-cell/>
          <table:table-cell table:style-name="Table2.B2" office:value-type="string">
            <text:p text:style-name="P8">“long” TYPE 4</text:p>
          </table:table-cell>
        </table:table-row>
        <table:table-row>
          <table:table-cell table:style-name="Table2.A6" office:value-type="string">
            <text:p text:style-name="P8"/>
          </table:table-cell>
          <table:table-cell table:style-name="Table2.B2" office:value-type="string">
            <text:p text:style-name="P8">t1 TYPE 0</text:p>
          </table:table-cell>
        </table:table-row>
        <table:table-row>
          <table:table-cell table:style-name="Table2.A6" office:value-type="string">
            <text:p text:style-name="P8"/>
          </table:table-cell>
          <table:table-cell table:style-name="Table2.B2" office:value-type="string">
            <text:p text:style-name="P8">t2 TYPE 0</text:p>
          </table:table-cell>
        </table:table-row>
        <table:table-row>
          <table:table-cell table:style-name="Table2.A6" office:value-type="string">
            <text:p text:style-name="P8"/>
          </table:table-cell>
          <table:table-cell table:style-name="Table2.B2" office:value-type="string">
            <text:p text:style-name="P8">t3 TYPE 0</text:p>
          </table:table-cell>
        </table:table-row>
        <table:table-row>
          <table:table-cell table:style-name="Table2.A6" office:value-type="string">
            <text:p text:style-name="P8"/>
          </table:table-cell>
          <table:table-cell table:style-name="Table2.B2" office:value-type="string">
            <text:p text:style-name="P8">t4 TYPE 0</text:p>
          </table:table-cell>
        </table:table-row>
        <table:table-row>
          <table:table-cell table:style-name="Table2.A6" office:value-type="string">
            <text:p text:style-name="P8"/>
          </table:table-cell>
          <table:table-cell table:style-name="Table2.B2" office:value-type="string">
            <text:p text:style-name="P8">t5 TYPE 5</text:p>
          </table:table-cell>
        </table:table-row>
        <table:table-row>
          <table:table-cell table:style-name="Table2.A6" office:value-type="string">
            <text:p text:style-name="P8"/>
          </table:table-cell>
          <table:table-cell table:style-name="Table2.B2" office:value-type="string">
            <text:p text:style-name="P8">t6 TYPE 5</text:p>
          </table:table-cell>
        </table:table-row>
        <table:table-row>
          <table:table-cell table:style-name="Table2.A6" office:value-type="string">
            <text:p text:style-name="P8"/>
          </table:table-cell>
          <table:table-cell table:style-name="Table2.B2" office:value-type="string">
            <text:p text:style-name="P8">t7 TYPE 6</text:p>
          </table:table-cell>
        </table:table-row>
        <text:soft-page-break/>
        <table:table-row>
          <table:table-cell table:style-name="Table2.A6" office:value-type="string">
            <text:p text:style-name="P8"/>
          </table:table-cell>
          <table:table-cell table:style-name="Table2.B2" office:value-type="string">
            <text:p text:style-name="P8">t8 TYPE 6</text:p>
          </table:table-cell>
        </table:table-row>
        <table:table-row>
          <table:table-cell table:style-name="Table2.A6" office:value-type="string">
            <text:p text:style-name="P8"/>
          </table:table-cell>
          <table:table-cell table:style-name="Table2.B2" office:value-type="string">
            <text:p text:style-name="P8">a VAR 0</text:p>
          </table:table-cell>
        </table:table-row>
        <table:table-row>
          <table:table-cell table:style-name="Table2.A6" office:value-type="string">
            <text:p text:style-name="P8"/>
          </table:table-cell>
          <table:table-cell table:style-name="Table2.B2" office:value-type="string">
            <text:p text:style-name="P8">b VAR 0</text:p>
          </table:table-cell>
        </table:table-row>
        <table:table-row>
          <table:table-cell table:style-name="Table2.A6" office:value-type="string">
            <text:p text:style-name="P8"/>
          </table:table-cell>
          <table:table-cell table:style-name="Table2.B2" office:value-type="string">
            <text:p text:style-name="P8">c VAR 0</text:p>
          </table:table-cell>
        </table:table-row>
      </table:table>
      <text:p text:style-name="Standard"/>
      <text:p text:style-name="Standard">We use type numbers 0-4 for our base types, so we need to use a new number for these new types. So 5 for t5 and t6. We don't know if t7 or t8 or the same as t5 and t6, so that gets type number 6.</text:p>
      <text:p text:style-name="Standard"/>
      <text:p text:style-name="Standard">(This should cover everything for (up to?) error code 2???)</text:p>
      <text:p text:style-name="Standard"/>
      <text:p text:style-name="Standard">Implicit type can appear for the first time in type declarations or in variable declarations.</text:p>
      <text:p text:style-name="Standard"/>
      <text:p text:style-name="Standard">Now we just have to apply the various rules.</text:p>
      <text:p text:style-name="Standard"/>
      <text:p text:style-name="Standard">Now we need to know how to do checking for the body.</text:p>
      <text:p text:style-name="Standard"/>
      <text:p text:style-name="Standard">If we have</text:p>
      <text:p text:style-name="Standard"/>
      <text:p text:style-name="P2">a = b + c * d</text:p>
      <text:p text:style-name="P2"><text:span text:style-name="T1"/></text:p>
      <text:p text:style-name="P2"><text:span text:style-name="T1">How do we check that all these type should be the same?</text:span></text:p>
      <text:p text:style-name="P2"><text:span text:style-name="T1"/></text:p>
      <text:p text:style-name="P2"><text:span text:style-name="T1">When parsing c, we parse an expression.</text:span></text:p>
      <text:p text:style-name="P2"><text:span text:style-name="T1">How do we do it? Recursively.</text:span></text:p>
      <text:p text:style-name="P2"><text:span text:style-name="T1"/></text:p>
      <text:p text:style-name="P2">parse_expr()</text:p>
      <text:p text:style-name="P2">{</text:p>
      <text:p text:style-name="P2"><text:tab/>parse_term()</text:p>
      <text:p text:style-name="P2"><text:tab/>parse_expr()</text:p>
      <text:p text:style-name="P2">}</text:p>
      <text:p text:style-name="P2"/>
      <text:p text:style-name="P2">c : int</text:p>
      <text:p text:style-name="P2">a : t5</text:p>
      <text:p text:style-name="P2">b : t7</text:p>
      <text:p text:style-name="P2"/>
      <text:p text:style-name="P2">a = b + c</text:p>
      <text:p text:style-name="P2"/>
      <text:p text:style-name="P2">We get two different types from <text:s/>parse_term and parse_expr</text:p>
      <text:p text:style-name="P2">so 6 becomes int. So we go everywhere there is a 6, and we say it's an int.</text:p>
      <text:p text:style-name="P2"><text:span text:style-name="T1"/></text:p>
      <text:p text:style-name="P2"><text:span text:style-name="T1">Had to leave to get to reci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2T08:15:06.80</meta:creation-date>
    <dc:date>2017-03-22T10:50:04.69</dc:date>
    <meta:editing-duration>PT2H34M52S</meta:editing-duration>
    <meta:editing-cycles>9</meta:editing-cycles>
    <meta:generator>OpenOffice/4.1.1$Win32 OpenOffice.org_project/411m6$Build-9775</meta:generator>
    <meta:document-statistic meta:table-count="2" meta:image-count="0" meta:object-count="0" meta:page-count="5" meta:paragraph-count="172" meta:word-count="907" meta:character-count="4676"/>
  </office:meta>
</office:document-meta>
</file>